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9bf9" officeooo:paragraph-rsid="001d73b3"/>
    </style:style>
    <style:style style:name="P2" style:family="paragraph" style:parent-style-name="Standard">
      <style:text-properties officeooo:rsid="001c9bf9" officeooo:paragraph-rsid="001e6d86"/>
    </style:style>
    <style:style style:name="P3" style:family="paragraph" style:parent-style-name="Standard">
      <style:text-properties officeooo:rsid="001e6d86" officeooo:paragraph-rsid="001e6d86"/>
    </style:style>
    <style:style style:name="P4" style:family="paragraph" style:parent-style-name="Standard">
      <style:text-properties officeooo:rsid="001ecef2" officeooo:paragraph-rsid="001ecef2"/>
    </style:style>
    <style:style style:name="T1" style:family="text">
      <style:text-properties officeooo:rsid="001d73b3"/>
    </style:style>
    <style:style style:name="T2" style:family="text">
      <style:text-properties officeooo:rsid="001e6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Github---</text:p>
      <text:p text:style-name="P1"><text:span text:style-name="T1">install <text:s/></text:span></text:p>
      <text:p text:style-name="P1"><text:span text:style-name="T1"><text:tab/>sudo apt-git install git</text:span></text:p>
      <text:p text:style-name="P1"><text:span text:style-name="T1">configrating</text:span></text:p>
      <text:p text:style-name="P1"><text:tab/><text:span text:style-name="T1">git config –global user.name “your_name”</text:span></text:p>
      <text:p text:style-name="P1"><text:tab/><text:span text:style-name="T1">git config –global user.gmail “your_emailid”</text:span></text:p>
      <text:p text:style-name="P1"><text:span text:style-name="T1">using git</text:span></text:p>
      <text:p text:style-name="P1"><text:tab/><text:span text:style-name="T1">create a repository</text:span></text:p>
      <text:p text:style-name="P1"><text:span text:style-name="T1">make directory</text:span></text:p>
      <text:p text:style-name="P1"><text:tab/><text:span text:style-name="T1">mkdir ‘project_name’</text:span></text:p>
      <text:p text:style-name="P1"><text:tab/><text:span text:style-name="T1">cd ‘poject_name’</text:span></text:p>
      <text:p text:style-name="P1"><text:span text:style-name="T1">initiate git folder</text:span></text:p>
      <text:p text:style-name="P1"><text:tab/><text:span text:style-name="T1">git init</text:span></text:p>
      <text:p text:style-name="P1"><text:span text:style-name="T1">remote repository</text:span></text:p>
      <text:p text:style-name="P1"><text:tab/><text:span text:style-name="T1">git remote add origin ‘http/ssh’</text:span></text:p>
      <text:p text:style-name="P1"><text:span text:style-name="T1">add file</text:span></text:p>
      <text:p text:style-name="P1"><text:tab/><text:span text:style-name="T1">git add ‘file_name’</text:span></text:p>
      <text:p text:style-name="P2"><text:tab/><text:span text:style-name="T2">git add</text:span></text:p>
      <text:p text:style-name="P2"><text:span text:style-name="T2">commit</text:span></text:p>
      <text:p text:style-name="P2"><text:tab/><text:span text:style-name="T2">git commit-m ‘your_message’</text:span></text:p>
      <text:p text:style-name="P2"><text:span text:style-name="T2">push</text:span></text:p>
      <text:p text:style-name="P2"><text:tab/><text:span text:style-name="T2">git push origin master</text:span></text:p>
      <text:p text:style-name="P2"><text:tab/><text:span text:style-name="T2">conform your id</text:span></text:p>
      <text:p text:style-name="P2"/>
      <text:p text:style-name="P4">--colaberate repsitory---</text:p>
      <text:p text:style-name="P4"/>
      <text:p text:style-name="P2"><text:span text:style-name="T2">download project</text:span></text:p>
      <text:p text:style-name="P2"><text:tab/><text:span text:style-name="T2">git clone ‘http/ssh’</text:span></text:p>
      <text:p text:style-name="P4">create new branch</text:p>
      <text:p text:style-name="P4"><text:tab/>git checkout -b ‘branch_name’</text:p>
      <text:p text:style-name="P4">push new branch</text:p>
      <text:p text:style-name="P4"><text:tab/>git push origin ‘branch_name’</text:p>
      <text:p text:style-name="P4">add </text:p>
      <text:p text:style-name="P4"><text:tab/>git add ‘file_name’</text:p>
      <text:p text:style-name="P4">commit</text:p>
      <text:p text:style-name="P4"><text:tab/>git commit -m ‘message’</text:p>
      <text:p text:style-name="P4">add master</text:p>
      <text:p text:style-name="P4"><text:tab/>git checkout master</text:p>
      <text:p text:style-name="P4">push</text:p>
      <text:p text:style-name="P4"><text:tab/>git push origin master</text:p>
      <text:p text:style-name="P4">view file</text:p>
      <text:p text:style-name="P4"><text:tab/>vi file_name</text:p>
      <text:p text:style-name="P2"/>
      <text:p text:style-name="P3">--SSH public key generating ----</text:p>
      <text:p text:style-name="P3"><text:tab/>cd ~/.ssh</text:p>
      <text:p text:style-name="P3"><text:tab/>ls</text:p>
      <text:p text:style-name="P3"><text:tab/>get some file like id_dsa.pub</text:p>
      <text:p text:style-name="P3"><text:tab/>ssh-keygen -o</text:p>
      <text:p text:style-name="P3"><text:tab/>cat ~/.ssh/id_rsa.pub</text:p>
      <text:p text:style-name="P3"><text:tab/>your id is t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1:38:15.788228933</meta:creation-date>
    <dc:date>2019-10-06T22:20:32.574390498</dc:date>
    <meta:editing-duration>PT10M9S</meta:editing-duration>
    <meta:editing-cycles>1</meta:editing-cycles>
    <meta:generator>LibreOffice/6.2.7.1$Linux_X86_64 LibreOffice_project/20$Build-1</meta:generator>
    <meta:document-statistic meta:table-count="0" meta:image-count="0" meta:object-count="0" meta:page-count="1" meta:paragraph-count="47" meta:word-count="127" meta:character-count="830" meta:non-whitespace-character-count="723"/>
  </office:meta>
</office:document-meta>
</file>